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markovify<text:line-break/>import config<text:line-break/>from mlh_twitter_api import get_user_tweets as fetch<text:line-break/>from twitter_scraper_fetcher import *<text:line-break/>import random<text:line-break/>import re<text:line-break/>    <text:line-break/> <text:line-break/># build the markov chain based on the text we read<text:line-break/># we use the markovify library to do this step<text:line-break/>def generate_bot_answer(twitter_<text:line-break/>  <text:line-break/>  tweets = fetch(twitter_handle)<text:line-break/>  clean_tweets = clean_tweets_data(tweets) <text:line-break/>  text = ''.join(map(str, clean_tweets))<text:line-break/>  text_model = markovify.Text(text)<text:line-break/>  return generate_bot_answer_with_text_<text:line-break/>  <text:line-break/>    <text:line-break/>def generate_bot_answer_with_text_<text:line-break/>  <text:line-break/>  bot_answer = None<text:line-break/>  print("<text:line-break/>  word_list = user_question.split(' ')<text:line-break/>  print("<text:line-break/><text:line-break/>  random_word = random.choice(word_list)<text:line-break/>  print("<text:line-break/><text:line-break/>  bot_answer = text_model.make_sentence_with_<text:line-break/>  print("<text:line-break/><text:line-break/>  if bot_answer == None:<text:line-break/>    bot_answer = text_model.make_sentence(test_<text:line-break/>  return bot_answ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24:15.030831477</meta:creation-date>
    <dc:date>2019-10-24T10:26:29.408023269</dc:date>
    <meta:editing-duration>PT2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4" meta:character-count="808" meta:non-whitespace-character-count="666"/>
  </office:meta>
</office:document-meta>
</file>